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/>
    </style:style>
    <style:style style:name="ce2" style:family="table-cell" style:parent-style-name="Default">
      <style:table-cell-properties fo:border="0.018cm solid #000000"/>
      <style:text-properties fo:font-weight="bold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jercicio 1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table:style-name="ce2" office:value-type="string">
            <text:p>Delito\Edad</text:p>
          </table:table-cell>
          <table:table-cell table:style-name="ce2" office:value-type="string">
            <text:p>18-20</text:p>
          </table:table-cell>
          <table:table-cell table:style-name="ce2" office:value-type="string">
            <text:p>21-25</text:p>
          </table:table-cell>
          <table:table-cell table:style-name="ce2" office:value-type="string">
            <text:p>26-30</text:p>
          </table:table-cell>
          <table:table-cell table:style-name="ce2" office:value-type="string">
            <text:p>31-35</text:p>
          </table:table-cell>
          <table:table-cell table:style-name="ce2" office:value-type="string">
            <text:p>36-40</text:p>
          </table:table-cell>
          <table:table-cell table:style-name="ce2" office:value-type="string">
            <text:p>41-50</text:p>
          </table:table-cell>
          <table:table-cell table:style-name="ce2" office:value-type="string">
            <text:p>51-60</text:p>
          </table:table-cell>
          <table:table-cell table:style-name="ce2" office:value-type="string">
            <text:p>Suma</text:p>
          </table:table-cell>
        </table:table-row>
        <table:table-row table:style-name="ro2">
          <table:table-cell table:style-name="ce2" office:value-type="string">
            <text:p>Homicidio</text:p>
          </table:table-cell>
          <table:table-cell office:value-type="float" office:value="12">
            <text:p>12</text:p>
          </table:table-cell>
          <table:table-cell table:number-columns-repeated="2" table:style-name="ce3" office:value-type="float" office:value="78">
            <text:p>78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61">
            <text:p>61</text:p>
          </table:table-cell>
          <table:table-cell table:style-name="ce3" table:formula="oooc:=SUM([.B4:.H4])" office:value-type="float" office:value="467">
            <text:p>467</text:p>
          </table:table-cell>
        </table:table-row>
        <table:table-row table:style-name="ro2">
          <table:table-cell table:style-name="ce2" office:value-type="string">
            <text:p>Lesiones</text:p>
          </table:table-cell>
          <table:table-cell office:value-type="float" office:value="629">
            <text:p>629</text:p>
          </table:table-cell>
          <table:table-cell table:style-name="ce3" office:value-type="float" office:value="3029">
            <text:p>3029</text:p>
          </table:table-cell>
          <table:table-cell table:style-name="ce3" office:value-type="float" office:value="3712">
            <text:p>3712</text:p>
          </table:table-cell>
          <table:table-cell table:style-name="ce3" office:value-type="float" office:value="3295">
            <text:p>3295</text:p>
          </table:table-cell>
          <table:table-cell table:style-name="ce3" office:value-type="float" office:value="3118">
            <text:p>3118</text:p>
          </table:table-cell>
          <table:table-cell table:style-name="ce3" office:value-type="float" office:value="3985">
            <text:p>3985</text:p>
          </table:table-cell>
          <table:table-cell table:style-name="ce3" office:value-type="float" office:value="1523">
            <text:p>1523</text:p>
          </table:table-cell>
          <table:table-cell table:style-name="ce3" table:formula="oooc:=SUM([.B5:.H5])" office:value-type="float" office:value="19291">
            <text:p>19291</text:p>
          </table:table-cell>
        </table:table-row>
        <table:table-row table:style-name="ro2">
          <table:table-cell table:style-name="ce2" office:value-type="string">
            <text:p>Libertad</text:p>
          </table:table-cell>
          <table:table-cell office:value-type="float" office:value="68">
            <text:p>68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438">
            <text:p>438</text:p>
          </table:table-cell>
          <table:table-cell table:style-name="ce3" office:value-type="float" office:value="503">
            <text:p>503</text:p>
          </table:table-cell>
          <table:table-cell table:style-name="ce3" office:value-type="float" office:value="527">
            <text:p>527</text:p>
          </table:table-cell>
          <table:table-cell table:style-name="ce3" office:value-type="float" office:value="808">
            <text:p>808</text:p>
          </table:table-cell>
          <table:table-cell table:style-name="ce3" office:value-type="float" office:value="361">
            <text:p>361</text:p>
          </table:table-cell>
          <table:table-cell table:style-name="ce3" table:formula="oooc:=SUM([.B6:.H6])" office:value-type="float" office:value="2975">
            <text:p>2975</text:p>
          </table:table-cell>
        </table:table-row>
        <table:table-row table:style-name="ro2">
          <table:table-cell table:style-name="ce2" office:value-type="string">
            <text:p>Orden</text:p>
          </table:table-cell>
          <table:table-cell office:value-type="float" office:value="314">
            <text:p>314</text:p>
          </table:table-cell>
          <table:table-cell table:style-name="ce3" office:value-type="float" office:value="943">
            <text:p>943</text:p>
          </table:table-cell>
          <table:table-cell table:style-name="ce3" office:value-type="float" office:value="1074">
            <text:p>1074</text:p>
          </table:table-cell>
          <table:table-cell table:style-name="ce3" office:value-type="float" office:value="912">
            <text:p>912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965">
            <text:p>965</text:p>
          </table:table-cell>
          <table:table-cell table:style-name="ce3" office:value-type="float" office:value="320">
            <text:p>320</text:p>
          </table:table-cell>
          <table:table-cell table:style-name="ce3" table:formula="oooc:=SUM([.B7:.H7])" office:value-type="float" office:value="5369">
            <text:p>5369</text:p>
          </table:table-cell>
        </table:table-row>
        <table:table-row table:style-name="ro2">
          <table:table-cell table:style-name="ce2" office:value-type="string">
            <text:p>Suma</text:p>
          </table:table-cell>
          <table:table-cell table:formula="oooc:=SUM([.B4:.B7])" office:value-type="float" office:value="1023">
            <text:p>1023</text:p>
          </table:table-cell>
          <table:table-cell table:style-name="ce3" table:formula="oooc:=SUM([.C4:.C7])" office:value-type="float" office:value="4320">
            <text:p>4320</text:p>
          </table:table-cell>
          <table:table-cell table:style-name="ce3" table:formula="oooc:=SUM([.D4:.D7])" office:value-type="float" office:value="5302">
            <text:p>5302</text:p>
          </table:table-cell>
          <table:table-cell table:style-name="ce3" table:formula="oooc:=SUM([.E4:.E7])" office:value-type="float" office:value="4782">
            <text:p>4782</text:p>
          </table:table-cell>
          <table:table-cell table:style-name="ce3" table:formula="oooc:=SUM([.F4:.F7])" office:value-type="float" office:value="4559">
            <text:p>4559</text:p>
          </table:table-cell>
          <table:table-cell table:style-name="ce3" table:formula="oooc:=SUM([.G4:.G7])" office:value-type="float" office:value="5851">
            <text:p>5851</text:p>
          </table:table-cell>
          <table:table-cell table:style-name="ce3" table:formula="oooc:=SUM([.H4:.H7])" office:value-type="float" office:value="2265">
            <text:p>2265</text:p>
          </table:table-cell>
          <table:table-cell table:style-name="ce3" table:formula="oooc:=SUM([.B4:.H7])" office:value-type="float" office:value="28102">
            <text:p>2810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(eij)</text:p>
          </table:table-cell>
          <table:table-cell table:formula="oooc:=[.B$8]*[.$I4]/[.$I$8]" office:value-type="float" office:value="17.0002490925913">
            <text:p>17</text:p>
          </table:table-cell>
          <table:table-cell table:style-name="ce3" table:formula="oooc:=[.C$8]*[.$I4]/[.$I$8]" office:value-type="float" office:value="71.7899081915878">
            <text:p>71,79</text:p>
          </table:table-cell>
          <table:table-cell table:style-name="ce3" table:formula="oooc:=[.D$8]*[.$I4]/[.$I$8]" office:value-type="float" office:value="88.1088178777311">
            <text:p>88,11</text:p>
          </table:table-cell>
          <table:table-cell table:style-name="ce3" table:formula="oooc:=[.E$8]*[.$I4]/[.$I$8]" office:value-type="float" office:value="79.4674400398548">
            <text:p>79,47</text:p>
          </table:table-cell>
          <table:table-cell table:style-name="ce3" table:formula="oooc:=[.F$8]*[.$I4]/[.$I$8]" office:value-type="float" office:value="75.7616183901502">
            <text:p>75,76</text:p>
          </table:table-cell>
          <table:table-cell table:style-name="ce3" table:formula="oooc:=[.G$8]*[.$I4]/[.$I$8]" office:value-type="float" office:value="97.2321187104121">
            <text:p>97,23</text:p>
          </table:table-cell>
          <table:table-cell table:style-name="ce3" table:formula="oooc:=[.H$8]*[.$I4]/[.$I$8]" office:value-type="float" office:value="37.6398476976728">
            <text:p>37,64</text:p>
          </table:table-cell>
          <table:table-cell/>
        </table:table-row>
        <table:table-row table:style-name="ro2">
          <table:table-cell/>
          <table:table-cell table:formula="oooc:=[.B$8]*[.$I5]/[.$I$8]" office:value-type="float" office:value="702.252259625649">
            <text:p>702,25</text:p>
          </table:table-cell>
          <table:table-cell table:style-name="ce3" table:formula="oooc:=[.C$8]*[.$I5]/[.$I$8]" office:value-type="float" office:value="2965.52273859512">
            <text:p>2965,52</text:p>
          </table:table-cell>
          <table:table-cell table:style-name="ce3" table:formula="oooc:=[.D$8]*[.$I5]/[.$I$8]" office:value-type="float" office:value="3639.62999074799">
            <text:p>3639,63</text:p>
          </table:table-cell>
          <table:table-cell table:style-name="ce3" table:formula="oooc:=[.E$8]*[.$I5]/[.$I$8]" office:value-type="float" office:value="3282.66892036154">
            <text:p>3282,67</text:p>
          </table:table-cell>
          <table:table-cell table:style-name="ce3" table:formula="oooc:=[.F$8]*[.$I5]/[.$I$8]" office:value-type="float" office:value="3129.58753825351">
            <text:p>3129,59</text:p>
          </table:table-cell>
          <table:table-cell table:style-name="ce3" table:formula="oooc:=[.G$8]*[.$I5]/[.$I$8]" office:value-type="float" office:value="4016.49850544445">
            <text:p>4016,5</text:p>
          </table:table-cell>
          <table:table-cell table:style-name="ce3" table:formula="oooc:=[.H$8]*[.$I5]/[.$I$8]" office:value-type="float" office:value="1554.84004697175">
            <text:p>1554,84</text:p>
          </table:table-cell>
          <table:table-cell/>
        </table:table-row>
        <table:table-row table:style-name="ro2">
          <table:table-cell/>
          <table:table-cell table:formula="oooc:=[.B$8]*[.$I6]/[.$I$8]" office:value-type="float" office:value="108.299231371433">
            <text:p>108,3</text:p>
          </table:table-cell>
          <table:table-cell table:style-name="ce3" table:formula="oooc:=[.C$8]*[.$I6]/[.$I$8]" office:value-type="float" office:value="457.333997580243">
            <text:p>457,33</text:p>
          </table:table-cell>
          <table:table-cell table:style-name="ce3" table:formula="oooc:=[.D$8]*[.$I6]/[.$I$8]" office:value-type="float" office:value="561.292790548715">
            <text:p>561,29</text:p>
          </table:table-cell>
          <table:table-cell table:style-name="ce3" table:formula="oooc:=[.E$8]*[.$I6]/[.$I$8]" office:value-type="float" office:value="506.24332787702">
            <text:p>506,24</text:p>
          </table:table-cell>
          <table:table-cell table:style-name="ce3" table:formula="oooc:=[.F$8]*[.$I6]/[.$I$8]" office:value-type="float" office:value="482.635577538965">
            <text:p>482,64</text:p>
          </table:table-cell>
          <table:table-cell table:style-name="ce3" table:formula="oooc:=[.G$8]*[.$I6]/[.$I$8]" office:value-type="float" office:value="619.412319407871">
            <text:p>619,41</text:p>
          </table:table-cell>
          <table:table-cell table:style-name="ce3" table:formula="oooc:=[.H$8]*[.$I6]/[.$I$8]" office:value-type="float" office:value="239.782755675753">
            <text:p>239,78</text:p>
          </table:table-cell>
          <table:table-cell/>
        </table:table-row>
        <table:table-row table:style-name="ro2">
          <table:table-cell/>
          <table:table-cell table:formula="oooc:=[.B$8]*[.$I7]/[.$I$8]" office:value-type="float" office:value="195.448259910327">
            <text:p>195,45</text:p>
          </table:table-cell>
          <table:table-cell table:style-name="ce3" table:formula="oooc:=[.C$8]*[.$I7]/[.$I$8]" office:value-type="float" office:value="825.353355633051">
            <text:p>825,35</text:p>
          </table:table-cell>
          <table:table-cell table:style-name="ce3" table:formula="oooc:=[.D$8]*[.$I7]/[.$I$8]" office:value-type="float" office:value="1012.96840082556">
            <text:p>1012,97</text:p>
          </table:table-cell>
          <table:table-cell table:style-name="ce3" table:formula="oooc:=[.E$8]*[.$I7]/[.$I$8]" office:value-type="float" office:value="913.620311721586">
            <text:p>913,62</text:p>
          </table:table-cell>
          <table:table-cell table:style-name="ce3" table:formula="oooc:=[.F$8]*[.$I7]/[.$I$8]" office:value-type="float" office:value="871.01526581738">
            <text:p>871,02</text:p>
          </table:table-cell>
          <table:table-cell table:style-name="ce3" table:formula="oooc:=[.G$8]*[.$I7]/[.$I$8]" office:value-type="float" office:value="1117.85705643726">
            <text:p>1117,86</text:p>
          </table:table-cell>
          <table:table-cell table:style-name="ce3" table:formula="oooc:=[.H$8]*[.$I7]/[.$I$8]" office:value-type="float" office:value="432.737349654829">
            <text:p>432,74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(nij-eij)^2</text:p>
          </table:table-cell>
          <table:table-cell table:formula="oooc:=([.B4]-[.B11])^2" office:value-type="float" office:value="25.0024909879599">
            <text:p>25</text:p>
          </table:table-cell>
          <table:table-cell table:style-name="ce3" table:formula="oooc:=([.C4]-[.C11])^2" office:value-type="float" office:value="38.5652402689085">
            <text:p>38,57</text:p>
          </table:table-cell>
          <table:table-cell table:style-name="ce3" table:formula="oooc:=([.D4]-[.D11])^2" office:value-type="float" office:value="102.188198885136">
            <text:p>102,19</text:p>
          </table:table-cell>
          <table:table-cell table:style-name="ce3" table:formula="oooc:=([.E4]-[.E11])^2" office:value-type="float" office:value="55.762660748827">
            <text:p>55,76</text:p>
          </table:table-cell>
          <table:table-cell table:style-name="ce3" table:formula="oooc:=([.F4]-[.F11])^2" office:value-type="float" office:value="7.62653613281557">
            <text:p>7,63</text:p>
          </table:table-cell>
          <table:table-cell table:style-name="ce3" table:formula="oooc:=([.G4]-[.G11])^2" office:value-type="float" office:value="17.9108287790199">
            <text:p>17,91</text:p>
          </table:table-cell>
          <table:table-cell table:style-name="ce3" table:formula="oooc:=([.H4]-[.H11])^2" office:value-type="float" office:value="545.696715587924">
            <text:p>545,7</text:p>
          </table:table-cell>
          <table:table-cell/>
        </table:table-row>
        <table:table-row table:style-name="ro2">
          <table:table-cell/>
          <table:table-cell table:formula="oooc:=([.B5]-[.B12])^2" office:value-type="float" office:value="5365.89354026355">
            <text:p>5365,89</text:p>
          </table:table-cell>
          <table:table-cell table:style-name="ce3" table:formula="oooc:=([.C5]-[.C12])^2" office:value-type="float" office:value="4029.36271546373">
            <text:p>4029,36</text:p>
          </table:table-cell>
          <table:table-cell table:style-name="ce3" table:formula="oooc:=([.D5]-[.D12])^2" office:value-type="float" office:value="5237.41823913612">
            <text:p>5237,42</text:p>
          </table:table-cell>
          <table:table-cell table:style-name="ce3" table:formula="oooc:=([.E5]-[.E12])^2" office:value-type="float" office:value="152.05552505004">
            <text:p>152,06</text:p>
          </table:table-cell>
          <table:table-cell table:style-name="ce3" table:formula="oooc:=([.F5]-[.F12])^2" office:value-type="float" office:value="134.271042776443">
            <text:p>134,27</text:p>
          </table:table-cell>
          <table:table-cell table:style-name="ce3" table:formula="oooc:=([.G5]-[.G12])^2" office:value-type="float" office:value="992.155845234194">
            <text:p>992,16</text:p>
          </table:table-cell>
          <table:table-cell table:style-name="ce3" table:formula="oooc:=([.H5]-[.H12])^2" office:value-type="float" office:value="1013.78859116298">
            <text:p>1013,79</text:p>
          </table:table-cell>
          <table:table-cell/>
        </table:table-row>
        <table:table-row table:style-name="ro2">
          <table:table-cell/>
          <table:table-cell table:formula="oooc:=([.B6]-[.B13])^2" office:value-type="float" office:value="1624.02804912826">
            <text:p>1624,03</text:p>
          </table:table-cell>
          <table:table-cell table:style-name="ce3" table:formula="oooc:=([.C6]-[.C13])^2" office:value-type="float" office:value="35094.0266493946">
            <text:p>35094,03</text:p>
          </table:table-cell>
          <table:table-cell table:style-name="ce3" table:formula="oooc:=([.D6]-[.D13])^2" office:value-type="float" office:value="15201.1122012894">
            <text:p>15201,11</text:p>
          </table:table-cell>
          <table:table-cell table:style-name="ce3" table:formula="oooc:=([.E6]-[.E13])^2" office:value-type="float" office:value="10.5191757178515">
            <text:p>10,52</text:p>
          </table:table-cell>
          <table:table-cell table:style-name="ce3" table:formula="oooc:=([.F6]-[.F13])^2" office:value-type="float" office:value="1968.20198030117">
            <text:p>1968,2</text:p>
          </table:table-cell>
          <table:table-cell table:style-name="ce3" table:formula="oooc:=([.G6]-[.G13])^2" office:value-type="float" office:value="35565.3132711187">
            <text:p>35565,31</text:p>
          </table:table-cell>
          <table:table-cell table:style-name="ce3" table:formula="oooc:=([.H6]-[.H13])^2" office:value-type="float" office:value="14693.6203215643">
            <text:p>14693,62</text:p>
          </table:table-cell>
          <table:table-cell/>
        </table:table-row>
        <table:table-row table:style-name="ro2">
          <table:table-cell/>
          <table:table-cell table:formula="oooc:=([.B7]-[.B14])^2" office:value-type="float" office:value="14054.5150782895">
            <text:p>14054,52</text:p>
          </table:table-cell>
          <table:table-cell table:style-name="ce3" table:formula="oooc:=([.C7]-[.C14])^2" office:value-type="float" office:value="13840.7329308034">
            <text:p>13840,73</text:p>
          </table:table-cell>
          <table:table-cell table:style-name="ce3" table:formula="oooc:=([.D7]-[.D14])^2" office:value-type="float" office:value="3724.85609778902">
            <text:p>3724,86</text:p>
          </table:table-cell>
          <table:table-cell table:style-name="ce3" table:formula="oooc:=([.E7]-[.E14])^2" office:value-type="float" office:value="2.62541007510772">
            <text:p>2,63</text:p>
          </table:table-cell>
          <table:table-cell table:style-name="ce3" table:formula="oooc:=([.F7]-[.F14])^2" office:value-type="float" office:value="900.916182087956">
            <text:p>900,92</text:p>
          </table:table-cell>
          <table:table-cell table:style-name="ce3" table:formula="oooc:=([.G7]-[.G14])^2" office:value-type="float" office:value="23365.279702665">
            <text:p>23365,28</text:p>
          </table:table-cell>
          <table:table-cell table:style-name="ce3" table:formula="oooc:=([.H7]-[.H14])^2" office:value-type="float" office:value="12709.7100071951">
            <text:p>12709,71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(nij-eij)^2 / eij</text:p>
          </table:table-cell>
          <table:table-cell table:formula="oooc:=[.B16]/[.B11]" office:value-type="float" office:value="1.47071321436437">
            <text:p>1,47</text:p>
          </table:table-cell>
          <table:table-cell table:style-name="ce3" table:formula="oooc:=[.C16]/[.C11]" office:value-type="float" office:value="0.537195843265161">
            <text:p>0,54</text:p>
          </table:table-cell>
          <table:table-cell table:style-name="ce3" table:formula="oooc:=[.D16]/[.D11]" office:value-type="float" office:value="1.15979536834717">
            <text:p>1,16</text:p>
          </table:table-cell>
          <table:table-cell table:style-name="ce3" table:formula="oooc:=[.E16]/[.E11]" office:value-type="float" office:value="0.701704505906579">
            <text:p>0,7</text:p>
          </table:table-cell>
          <table:table-cell table:style-name="ce3" table:formula="oooc:=[.F16]/[.F11]" office:value-type="float" office:value="0.100664905196998">
            <text:p>0,1</text:p>
          </table:table-cell>
          <table:table-cell table:style-name="ce3" table:formula="oooc:=[.G16]/[.G11]" office:value-type="float" office:value="0.184206916568012">
            <text:p>0,18</text:p>
          </table:table-cell>
          <table:table-cell table:style-name="ce3" table:formula="oooc:=[.H16]/[.H11]" office:value-type="float" office:value="14.4978460054094">
            <text:p>14,5</text:p>
          </table:table-cell>
          <table:table-cell/>
        </table:table-row>
        <table:table-row table:style-name="ro2">
          <table:table-cell/>
          <table:table-cell table:formula="oooc:=[.B17]/[.B12]" office:value-type="float" office:value="7.64097725100088">
            <text:p>7,64</text:p>
          </table:table-cell>
          <table:table-cell table:style-name="ce3" table:formula="oooc:=[.C17]/[.C12]" office:value-type="float" office:value="1.35873607139246">
            <text:p>1,36</text:p>
          </table:table-cell>
          <table:table-cell table:style-name="ce3" table:formula="oooc:=[.D17]/[.D12]" office:value-type="float" office:value="1.43899743997322">
            <text:p>1,44</text:p>
          </table:table-cell>
          <table:table-cell table:style-name="ce3" table:formula="oooc:=[.E17]/[.E12]" office:value-type="float" office:value="0.0463207008501158">
            <text:p>0,05</text:p>
          </table:table-cell>
          <table:table-cell table:style-name="ce3" table:formula="oooc:=[.F17]/[.F12]" office:value-type="float" office:value="0.0429037504575999">
            <text:p>0,04</text:p>
          </table:table-cell>
          <table:table-cell table:style-name="ce3" table:formula="oooc:=[.G17]/[.G12]" office:value-type="float" office:value="0.247020095710058">
            <text:p>0,25</text:p>
          </table:table-cell>
          <table:table-cell table:style-name="ce3" table:formula="oooc:=[.H17]/[.H12]" office:value-type="float" office:value="0.652021147215409">
            <text:p>0,65</text:p>
          </table:table-cell>
          <table:table-cell/>
        </table:table-row>
        <table:table-row table:style-name="ro2">
          <table:table-cell/>
          <table:table-cell table:formula="oooc:=[.B18]/[.B13]" office:value-type="float" office:value="14.9957486176273">
            <text:p>15</text:p>
          </table:table-cell>
          <table:table-cell table:style-name="ce3" table:formula="oooc:=[.C18]/[.C13]" office:value-type="float" office:value="76.7360984205796">
            <text:p>76,74</text:p>
          </table:table-cell>
          <table:table-cell table:style-name="ce3" table:formula="oooc:=[.D18]/[.D13]" office:value-type="float" office:value="27.0823221984179">
            <text:p>27,08</text:p>
          </table:table-cell>
          <table:table-cell table:style-name="ce3" table:formula="oooc:=[.E18]/[.E13]" office:value-type="float" office:value="0.0207788925573888">
            <text:p>0,02</text:p>
          </table:table-cell>
          <table:table-cell table:style-name="ce3" table:formula="oooc:=[.F18]/[.F13]" office:value-type="float" office:value="4.07802920443068">
            <text:p>4,08</text:p>
          </table:table-cell>
          <table:table-cell table:style-name="ce3" table:formula="oooc:=[.G18]/[.G13]" office:value-type="float" office:value="57.417833253813">
            <text:p>57,42</text:p>
          </table:table-cell>
          <table:table-cell table:style-name="ce3" table:formula="oooc:=[.H18]/[.H13]" office:value-type="float" office:value="61.2788867162483">
            <text:p>61,28</text:p>
          </table:table-cell>
          <table:table-cell/>
        </table:table-row>
        <table:table-row table:style-name="ro2">
          <table:table-cell/>
          <table:table-cell table:formula="oooc:=[.B19]/[.B14]" office:value-type="float" office:value="71.9091338277342">
            <text:p>71,91</text:p>
          </table:table-cell>
          <table:table-cell table:style-name="ce3" table:formula="oooc:=[.C19]/[.C14]" office:value-type="float" office:value="16.7694634502182">
            <text:p>16,77</text:p>
          </table:table-cell>
          <table:table-cell table:style-name="ce3" table:formula="oooc:=[.D19]/[.D14]" office:value-type="float" office:value="3.67716909506089">
            <text:p>3,68</text:p>
          </table:table-cell>
          <table:table-cell table:style-name="ce3" table:formula="oooc:=[.E19]/[.E14]" office:value-type="float" office:value="0.00287363365440126">
            <text:p>0</text:p>
          </table:table-cell>
          <table:table-cell table:style-name="ce3" table:formula="oooc:=[.F19]/[.F14]" office:value-type="float" office:value="1.0343288085112">
            <text:p>1,03</text:p>
          </table:table-cell>
          <table:table-cell table:style-name="ce3" table:formula="oooc:=[.G19]/[.G14]" office:value-type="float" office:value="20.9018492732271">
            <text:p>20,9</text:p>
          </table:table-cell>
          <table:table-cell table:style-name="ce3" table:formula="oooc:=[.H19]/[.H14]" office:value-type="float" office:value="29.3704946368345">
            <text:p>29,37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Chi cuadrado</text:p>
          </table:table-cell>
          <table:table-cell table:style-name="Default" table:formula="oooc:=SUM([.B21:.H24])" office:value-type="float" office:value="415.354113244572">
            <text:p>415,35</text:p>
          </table:table-cell>
          <table:table-cell table:number-columns-repeated="7"/>
        </table:table-row>
        <table:table-row table:style-name="ro2">
          <table:table-cell office:value-type="string">
            <text:p>C </text:p>
          </table:table-cell>
          <table:table-cell table:style-name="Default" table:formula="oooc:=SQRT([.B26]/([.I8]+[.B26]))" office:value-type="float" office:value="0.120685374814837">
            <text:p>0,12</text:p>
          </table:table-cell>
          <table:table-cell table:number-columns-repeated="7"/>
        </table:table-row>
        <table:table-row table:style-name="ro2">
          <table:table-cell office:value-type="string">
            <text:p>Cmax</text:p>
          </table:table-cell>
          <table:table-cell table:style-name="Default" table:formula="oooc:=SQRT(1-1/4)" office:value-type="float" office:value="0.866025403784439">
            <text:p>0,87</text:p>
          </table:table-cell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Ejercicio 2 y 3</text:p>
          </table:table-cell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table:style-name="ce3" office:value-type="string">
            <text:p>Residentes extran.</text:p>
          </table:table-cell>
          <table:table-cell office:value-type="string">
            <text:p>Tasa ocup. Hotel.</text:p>
          </table:table-cell>
          <table:table-cell table:number-columns-repeated="7"/>
        </table:table-row>
        <table:table-row table:style-name="ro2">
          <table:table-cell table:style-name="ce3" office:value-type="float" office:value="13191">
            <text:p>13191</text:p>
          </table:table-cell>
          <table:table-cell office:value-type="float" office:value="83.9">
            <text:p>83,9</text:p>
          </table:table-cell>
          <table:table-cell table:number-columns-repeated="7"/>
        </table:table-row>
        <table:table-row table:style-name="ro2">
          <table:table-cell table:style-name="ce3" office:value-type="float" office:value="15955">
            <text:p>15955</text:p>
          </table:table-cell>
          <table:table-cell office:value-type="float" office:value="83.7">
            <text:p>83,7</text:p>
          </table:table-cell>
          <table:table-cell table:number-columns-repeated="7"/>
        </table:table-row>
        <table:table-row table:style-name="ro2">
          <table:table-cell table:style-name="ce3" office:value-type="float" office:value="18943">
            <text:p>18943</text:p>
          </table:table-cell>
          <table:table-cell office:value-type="float" office:value="79.5">
            <text:p>79,5</text:p>
          </table:table-cell>
          <table:table-cell table:number-columns-repeated="7"/>
        </table:table-row>
        <table:table-row table:style-name="ro2">
          <table:table-cell table:style-name="ce3" office:value-type="float" office:value="22028">
            <text:p>22028</text:p>
          </table:table-cell>
          <table:table-cell office:value-type="float" office:value="78.6">
            <text:p>78,6</text:p>
          </table:table-cell>
          <table:table-cell table:number-columns-repeated="7"/>
        </table:table-row>
        <table:table-row table:style-name="ro2">
          <table:table-cell table:style-name="ce3" office:value-type="float" office:value="24934">
            <text:p>24934</text:p>
          </table:table-cell>
          <table:table-cell office:value-type="float" office:value="72.2">
            <text:p>72,2</text:p>
          </table:table-cell>
          <table:table-cell table:number-columns-repeated="7"/>
        </table:table-row>
        <table:table-row table:style-name="ro2">
          <table:table-cell table:style-name="ce3" office:value-type="float" office:value="28147">
            <text:p>28147</text:p>
          </table:table-cell>
          <table:table-cell office:value-type="float" office:value="72.4">
            <text:p>72,4</text:p>
          </table:table-cell>
          <table:table-cell table:number-columns-repeated="7"/>
        </table:table-row>
        <table:table-row table:style-name="ro2">
          <table:table-cell table:style-name="ce3" office:value-type="float" office:value="25293">
            <text:p>25293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office:value-type="float" office:value="29307">
            <text:p>29307</text:p>
          </table:table-cell>
          <table:table-cell office:value-type="float" office:value="72.8">
            <text:p>72,8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Covarianza</text:p>
          </table:table-cell>
          <table:table-cell table:style-name="Default" table:formula="oooc:=COVAR([.A36:.A43];[.B36:.B43])" office:value-type="float" office:value="-24390.5718749999">
            <text:p>-24390,57</text:p>
          </table:table-cell>
          <table:table-cell table:number-columns-repeated="7"/>
        </table:table-row>
        <table:table-row table:style-name="ro2">
          <table:table-cell office:value-type="string">
            <text:p>Coef. Correl. </text:p>
          </table:table-cell>
          <table:table-cell table:style-name="Default" table:formula="oooc:=CORREL([.A36:.A43];[.B36:.B43])" office:value-type="float" office:value="-0.953595311438653">
            <text:p>-0,95</text:p>
          </table:table-cell>
          <table:table-cell table:number-columns-repeated="7"/>
        </table:table-row>
        <table:table-row table:style-name="ro2">
          <table:table-cell office:value-type="string">
            <text:p>Varianza Residentes</text:p>
          </table:table-cell>
          <table:table-cell table:style-name="Default" table:formula="oooc:=VARP([.A36:.A43])" office:value-type="float" office:value="29214062.6875">
            <text:p>29214062,69</text:p>
          </table:table-cell>
          <table:table-cell table:number-columns-repeated="7"/>
        </table:table-row>
        <table:table-row table:style-name="ro2">
          <table:table-cell office:value-type="string">
            <text:p>Media Residentes</text:p>
          </table:table-cell>
          <table:table-cell table:style-name="Default" table:formula="oooc:=AVERAGE([.A36:.A43])" office:value-type="float" office:value="22224.75">
            <text:p>22224,75</text:p>
          </table:table-cell>
          <table:table-cell table:number-columns-repeated="7"/>
        </table:table-row>
        <table:table-row table:style-name="ro2">
          <table:table-cell office:value-type="string">
            <text:p>Media ocup. Hoteles</text:p>
          </table:table-cell>
          <table:table-cell table:style-name="Default" table:formula="oooc:=AVERAGE([.B36:.B43])" office:value-type="float" office:value="77.0125">
            <text:p>77,01</text:p>
          </table:table-cell>
          <table:table-cell table:number-columns-repeated="7"/>
        </table:table-row>
        <table:table-row table:style-name="ro2">
          <table:table-cell office:value-type="string">
            <text:p>(a)</text:p>
          </table:table-cell>
          <table:table-cell table:style-name="ce4" table:formula="oooc:=[.B45]/[.B47]" office:value-type="float" office:value="-0.000834891474558109">
            <text:p>-0,000835</text:p>
          </table:table-cell>
          <table:table-cell table:number-columns-repeated="7"/>
        </table:table-row>
        <table:table-row table:style-name="ro2">
          <table:table-cell office:value-type="string">
            <text:p>(b)</text:p>
          </table:table-cell>
          <table:table-cell table:style-name="Default" table:formula="oooc:=[.B49]-[.B50]*[.B48]" office:value-type="float" office:value="95.5677542991853">
            <text:p>95,57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Si n. res=35000</text:p>
          </table:table-cell>
          <table:table-cell table:style-name="Default" table:formula="oooc:=[.B50]*35000+[.B51]" office:value-type="float" office:value="66.3465526896515">
            <text:p>66,35</text:p>
          </table:table-cell>
          <table:table-cell table:number-columns-repeated="7"/>
        </table:table-row>
        <table:table-row table:style-name="ro2">
          <table:table-cell>
            <draw:frame table:end-cell-address="Hoja1.F74" table:end-x="1.227cm" table:end-y="0.114cm" draw:z-index="0" draw:style-name="gr1" svg:width="13.27cm" svg:height="8.9cm" svg:x="0.251cm" svg:y="0.246cm">
              <draw:object draw:notify-on-update-of-ranges="Hoja1.A35:Hoja1.B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0">20/04/2008</text:date>, <text:time>10:51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19T18:50:07</meta:creation-date>
    <dc:creator>José Luis</dc:creator>
    <dc:date>2008-04-20T10:51:41</dc:date>
    <dc:language>es-ES</dc:language>
    <meta:editing-cycles>11</meta:editing-cycles>
    <meta:editing-duration>PT1H38M36S</meta:editing-duration>
    <meta:user-defined meta:name="Info 1"/>
    <meta:user-defined meta:name="Info 2"/>
    <meta:user-defined meta:name="Info 3"/>
    <meta:user-defined meta:name="Info 4"/>
    <meta:document-statistic meta:table-count="1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5pt" style:font-family-asian="'MS Gothic'" style:font-family-generic-asian="system" style:font-pitch-asian="variable" style:font-size-asian="16.5pt" style:font-family-complex="Tahoma" style:font-family-generic-complex="system" style:font-pitch-complex="variable" style:font-size-complex="16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1.3000001907349pt" style:font-family-asian="'MS Gothic'" style:font-family-generic-asian="system" style:font-pitch-asian="variable" style:font-size-asian="11.3000001907349pt" style:font-family-complex="Tahoma" style:font-family-generic-complex="system" style:font-pitch-complex="variable" style:font-size-complex="11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7" style:family="chart">
      <style:chart-properties chart:mean-value="false" chart:error-category="none" chart:regression-type="linear"/>
      <style:graphic-properties draw:fill-color="#993366"/>
      <style:text-properties fo:font-family="Arial" style:font-family-generic="swiss" style:font-pitch="variable" fo:font-size="7.59999990463257pt" style:font-family-asian="'MS Gothic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graphic-properties draw:stroke="solid" svg:stroke-width="0.1cm" svg:stroke-color="#993366" draw:marker-start="" draw:marker-start-width="0.2cm" draw:marker-start-center="false" draw:marker-end="" draw:marker-end-width="0.2cm" draw:marker-end-center="false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271cm" svg:height="8.901cm" chart:class="chart:scatter" chart:style-name="ch1">
        <chart:title svg:x="3.977cm" svg:y="0.178cm" chart:style-name="ch2">
          <text:p>Diagrama dispersión</text:p>
        </chart:title>
        <chart:plot-area chart:style-name="ch3" table:cell-range-address="Hoja1.$A$35:.$B$43" chart:data-source-has-labels="row" chart:table-number-list="0" svg:x="0.264cm" svg:y="1.186cm" svg:width="12.743cm" svg:height="7.537cm">
          <chart:axis chart:dimension="x" chart:name="primary-x" chart:style-name="ch4">
            <chart:title svg:x="5.052cm" svg:y="8.279cm" chart:style-name="ch5">
              <text:p>Nº Residentes extranj.</text:p>
            </chart:title>
            <chart:categories table:cell-range-address="local-table.A2:.A9"/>
          </chart:axis>
          <chart:axis chart:dimension="y" chart:name="primary-y" chart:style-name="ch6">
            <chart:title svg:x="0.264cm" svg:y="5.867cm" chart:style-name="ch5">
              <text:p>Tasa oc. hotelera</text:p>
            </chart:title>
            <chart:grid chart:class="major"/>
          </chart:axis>
          <chart:series chart:style-name="ch7">
            <chart:domain/>
            <chart:regression-curve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entes extran.</text:p>
              </table:table-cell>
              <table:table-cell office:value-type="string">
                <text:p>Tasa ocup. Hotel.</text:p>
              </table:table-cell>
            </table:table-row>
          </table:table-header-rows>
          <table:table-rows>
            <table:table-row>
              <table:table-cell office:value-type="string">
                <text:p>Fila 36</text:p>
              </table:table-cell>
              <table:table-cell office:value-type="float" office:value="13191">
                <text:p>13191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15955">
                <text:p>1595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18943">
                <text:p>1894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22028">
                <text:p>2202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24934">
                <text:p>2493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25293">
                <text:p>2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28147">
                <text:p>2814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29307">
                <text:p>29307</text:p>
              </table:table-cell>
              <table:table-cell office:value-type="float" office:value="72.8">
                <text:p>72.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